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eaImpl.AreaImpl( ServiceManager manager , DocumentFactory factory , Publication pub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ea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Impl.getSi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reaImpl.contains( String uuid , String langu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reaImpl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eaImpl.getDocum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eaImpl.getNode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eaImpl.getDocument( String uuid ,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